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master-page-name="Standard">
      <style:paragraph-properties fo:margin-top="0.1665in" fo:margin-bottom="0.1665in" loext:contextual-spacing="false" fo:line-height="100%" style:page-number="1"/>
    </style:style>
    <style:style style:name="P3" style:family="paragraph" style:parent-style-name="Standard">
      <style:paragraph-properties fo:margin-left="0.5in" fo:margin-right="0in" fo:margin-top="0.055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Calibri" fo:font-size="10pt" fo:font-weight="bold" style:font-name-asian="Calibri1" style:font-size-asian="10pt" style:font-weight-asian="bold" style:font-name-complex="Calibri1" style:font-size-complex="10pt"/>
    </style:style>
    <style:style style:name="T2" style:family="text">
      <style:text-properties style:font-name="Calibri" fo:font-size="10pt" style:font-name-asian="Calibri1" style:font-size-asian="10pt" style:font-name-complex="Calibri1" style:font-size-complex="10pt"/>
    </style:style>
    <style:style style:name="T3" style:family="text">
      <style:text-properties style:font-name="Calibri" fo:font-size="10pt" fo:font-style="italic" style:font-name-asian="Calibri1" style:font-size-asian="10pt" style:font-style-asian="italic" style:font-name-complex="Calibri1" style:font-size-complex="10pt"/>
    </style:style>
    <style:style style:name="T4" style:family="text">
      <style:text-properties fo:color="#1155cc" style:font-name="Calibri" fo:font-size="10pt" style:text-underline-style="solid" style:text-underline-width="auto" style:text-underline-color="font-color" style:font-name-asian="Calibri1" style:font-size-asian="10pt" style:font-name-complex="Calibri1" style:font-size-complex="10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William Pratt<text:line-break/> </text:span><text:span text:style-name="T2">Sperry, OK 74073 • billp@billpratt.net • (925) 785-1106 • LinkedIn: linkedin.com/in/williamrpratt</text:span></text:p>
      <text:p text:style-name="P3"><draw:rect text:anchor-type="as-char" style:rel-width="100%" draw:z-index="0" draw:style-name="gr1" draw:text-style-name="P22" svg:width="0.0012in" svg:height="0.0213in"><text:p/></draw:rect></text:p>
      <text:p text:style-name="P1"><text:span text:style-name="T1">Professional Summary<text:line-break/><text:line-break/></text:span><text:span text:style-name="T2"> Infrastructure Architect and Splunk Certified Consultant with 20+ years of hands-on experience in Unix systems engineering, full-stack development, and cloud architecture. Proven leadership across high-pressure enterprise environments and volunteer emergency response. Adept at bridging technical depth with strategic execution. Passionate about mentoring, automation, and operational resilience.</text:span></text:p>
      <text:p text:style-name="P3"><draw:rect text:anchor-type="as-char" style:rel-width="100%" draw:z-index="1" draw:style-name="gr1" draw:text-style-name="P22" svg:width="0.0012in" svg:height="0.0213in"><text:p/></draw:rect></text:p>
      <text:p text:style-name="P1"><text:span text:style-name="T1">Technical Skills<text:line-break/><text:line-break/> Languages: </text:span><text:span text:style-name="T2">Python, Ruby, JavaScript, Bash, SQL, Per, Java, C++l</text:span><text:span text:style-name="T1"><text:line-break/> Frameworks: </text:span><text:span text:style-name="T2">Ruby on Rails, React, Sinatra, Bootstrap<text:line-break/></text:span><text:span text:style-name="T1"> Tools: </text:span><text:span text:style-name="T2">Splunk, Google Chronicle, Git, Jenkins, Docker, Kubernetes, Terraform, Chef, Ansible</text:span><text:span text:style-name="T1"><text:line-break/> Cloud: </text:span><text:span text:style-name="T2">AWS, GCP, Azure<text:line-break/></text:span><text:span text:style-name="T1"> Other: </text:span><text:span text:style-name="T2">DevSecOps, Observability, IaC, CI/CD, Data Engineering, System Hardening</text:span></text:p>
      <text:p text:style-name="P3"><draw:rect text:anchor-type="as-char" style:rel-width="100%" draw:z-index="2" draw:style-name="gr1" draw:text-style-name="P22" svg:width="0.0012in" svg:height="0.0213in"><text:p/></draw:rect></text:p>
      <text:p text:style-name="P1"><text:span text:style-name="T1">Professional Experience</text:span></text:p>
      <text:p text:style-name="P1"><text:span text:style-name="T1">Senior Engineer, Cloud &amp; Security / DevSecOps<text:line-break/></text:span><text:span text:style-name="T2"> </text:span><text:span text:style-name="T3">Bullish — Remote | Aug 2022 – July 2025</text:span></text:p>
      <text:list xml:id="list3443241151" text:style-name="WWNum3">
        <text:list-item>
          <text:p text:style-name="P4"><text:span text:style-name="T2">Served as the SIEM SME, owning Splunk strategy, integration, and optimization across cloud and hybrid environments<text:line-break/></text:span></text:p>
        </text:list-item>
        <text:list-item>
          <text:p text:style-name="P11"><text:span text:style-name="T2">Delivered consulting services supporting high-volume ingest and enterprise alerting use cases<text:line-break/></text:span></text:p>
        </text:list-item>
        <text:list-item>
          <text:p text:style-name="P11"><text:span text:style-name="T2">Led internal product R&amp;D and mentored engineering teams in development and automation best practices<text:line-break/></text:span></text:p>
        </text:list-item>
        <text:list-item>
          <text:p text:style-name="P15"><text:span text:style-name="T2">Architected data ingestion pipelines and optimized performance across large Splunk deployments</text:span><text:span text:style-name="T1"><text:line-break/></text:span></text:p>
        </text:list-item>
      </text:list>
      <text:p text:style-name="P1"><text:span text:style-name="T1">Splunk Consultant / Solutions Architect<text:line-break/> </text:span><text:span text:style-name="T3">BitsIO — Remote | Jan 2020 – Aug 2022</text:span></text:p>
      <text:list xml:id="list1959894756" text:style-name="WWNum5">
        <text:list-item>
          <text:p text:style-name="P5"><text:span text:style-name="T2">Delivered tailored Splunk solutions to enterprise clients across finance, healthcare, retail, and government sectors<text:line-break/></text:span></text:p>
        </text:list-item>
        <text:list-item>
          <text:p text:style-name="P12"><text:span text:style-name="T2">Led design and onboarding of cloud-native Splunk architectures across AWS and GCP<text:line-break/></text:span></text:p>
        </text:list-item>
        <text:list-item>
          <text:p text:style-name="P16"><text:span text:style-name="T2">Collaborated with pre-sales and engineering to influence customer adoption and delivery strategy</text:span><text:span text:style-name="T1"><text:line-break/></text:span></text:p>
        </text:list-item>
      </text:list>
      <text:p text:style-name="P1"><text:span text:style-name="T1">Engineering Lead / Senior Software Engineer<text:line-break/> </text:span><text:span text:style-name="T3">DR McNatty, OneLogin, Malwarebytes, Demandbase — Remote / San Francisco, CA | 2012 – 2019</text:span></text:p>
      <text:list xml:id="list81742658" text:style-name="WWNum4">
        <text:list-item>
          <text:p text:style-name="P6"><text:span text:style-name="T2">Full-stack Ruby on Rails developer for LA Metro; modernized Oracle BI/Unifier tooling<text:line-break/></text:span></text:p>
        </text:list-item>
        <text:list-item>
          <text:p text:style-name="P13"><text:span text:style-name="T2">Spearheaded backend architecture using Ruby, Rails, and AWS for high-availability systems<text:line-break/></text:span></text:p>
        </text:list-item>
        <text:list-item>
          <text:p text:style-name="P13"><text:span text:style-name="T2">Improved test coverage, restructured event systems, and drove DevOps integration across teams<text:line-break/></text:span></text:p>
        </text:list-item>
        <text:list-item>
          <text:p text:style-name="P17"><text:span text:style-name="T2">Built and scaled internal developer tools and data pipelines (Fluentd, Hadoop, S3)</text:span><text:span text:style-name="T1"><text:line-break/></text:span></text:p>
        </text:list-item>
      </text:list>
      <text:p text:style-name="P1"><text:span text:style-name="T1">Founder / Lead Developer<text:line-break/></text:span><text:span text:style-name="T2"> </text:span><text:span text:style-name="T3">Hivemind Engineering — San Ramon, CA | 2012 – 2016</text:span></text:p>
      <text:list xml:id="list394610261" text:style-name="WWNum7">
        <text:list-item>
          <text:p text:style-name="P7"><text:span text:style-name="T2">Provided enterprise development, hosting, and recovery solutions to e-commerce clients<text:line-break/></text:span></text:p>
        </text:list-item>
        <text:list-item>
          <text:p text:style-name="P18"><text:span text:style-name="T2">Designed scalable platforms for small-to-midsize businesses with mission-critical uptime needs</text:span><text:span text:style-name="T1"><text:line-break/></text:span></text:p>
        </text:list-item>
      </text:list>
      <text:p text:style-name="P1"><text:span text:style-name="T1">Senior Unix Systems Engineer / Developer<text:line-break/> </text:span><text:span text:style-name="T3">MegaPath, AssetShadow, NBCi, VIP Sales | 2001 – 2012</text:span></text:p>
      <text:list xml:id="list2406779150" text:style-name="WWNum2">
        <text:list-item>
          <text:p text:style-name="P8"><text:soft-page-break/><text:span text:style-name="T2">Developed network provisioning platforms, automated infrastructure, and security tools<text:line-break/></text:span></text:p>
        </text:list-item>
        <text:list-item>
          <text:p text:style-name="P19"><text:span text:style-name="T2">Held leadership roles in infrastructure design, PCI compliance, and legacy-to-modern migrations</text:span><text:span text:style-name="T1"><text:line-break/></text:span></text:p>
        </text:list-item>
      </text:list>
      <text:p text:style-name="P1"><text:span text:style-name="T1">Volunteer Firefighter<text:line-break/> </text:span><text:span text:style-name="T3">Sperry Fire &amp; Rescue — Sperry, OK | 2023 – Present</text:span></text:p>
      <text:list xml:id="list1816717733" text:style-name="WWNum1">
        <text:list-item>
          <text:p text:style-name="P9"><text:span text:style-name="T2">Respond to structure and wildland fires, motor vehicle accidents, and rescue calls across Tulsa County<text:line-break/></text:span></text:p>
        </text:list-item>
        <text:list-item>
          <text:p text:style-name="P20"><text:span text:style-name="T2">Trained in wildfire ops, IFSAC Firefighter 1, NIMS, RECEO-VS</text:span><text:span text:style-name="T1"><text:line-break/></text:span></text:p>
        </text:list-item>
      </text:list>
      <text:p text:style-name="P3"><draw:rect text:anchor-type="as-char" style:rel-width="100%" draw:z-index="3" draw:style-name="gr1" draw:text-style-name="P22" svg:width="0.0012in" svg:height="0.0213in"><text:p/></draw:rect></text:p>
      <text:p text:style-name="P1"><text:span text:style-name="T1">Certifications &amp; Education<text:line-break/></text:span><text:span text:style-name="T2"> Splunk Core Certified Consultant • AWS Solutions Architect – Associate (in progress) • Modesto Junior College (Business &amp; Computer Science, 2007–2009) • Tulsa Community College (Computer Science, 1996–1998) • Oklahoma University (Computer Science, 1998–2000) • Union High School (Computer Science, 1989–1993)</text:span></text:p>
      <text:p text:style-name="P3"><draw:rect text:anchor-type="as-char" style:rel-width="100%" draw:z-index="4" draw:style-name="gr1" draw:text-style-name="P22" svg:width="0.0012in" svg:height="0.0213in"><text:p/></draw:rect></text:p>
      <text:p text:style-name="P1"><text:span text:style-name="T1">Extras</text:span></text:p>
      <text:list xml:id="list2579547641" text:style-name="WWNum6">
        <text:list-item>
          <text:p text:style-name="P10"><text:span text:style-name="T2">GitHub:</text:span><text:a xlink:type="simple" xlink:href="http://github.com/williampratt" text:style-name="ListLabel_20_64" text:visited-style-name="ListLabel_20_64"><text:span text:style-name="T2"> </text:span></text:a><text:a xlink:type="simple" xlink:href="http://github.com/williampratt" text:style-name="ListLabel_20_65" text:visited-style-name="ListLabel_20_65"><text:span text:style-name="T4">github.com/williampratt</text:span></text:a><text:span text:style-name="T2"> </text:span><text:span text:style-name="T3">(private repos / NDA protected available on request)<text:line-break/></text:span></text:p>
        </text:list-item>
        <text:list-item>
          <text:p text:style-name="P14"><text:span text:style-name="T2">Known for engineering intuition, firefighting readiness, and calm under pressure<text:line-break/></text:span></text:p>
        </text:list-item>
        <text:list-item>
          <text:p text:style-name="P21"><text:span text:style-name="T2">References available upon reques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0pt"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5" style:display-name="ListLabel 65" style:family="text">
      <style:text-properties fo:color="#1155cc" style:font-name="Calibri" fo:font-family="Calibri" style:font-family-generic="roman" style:font-pitch="variable" fo:font-size="10pt" style:text-underline-style="solid" style:text-underline-width="auto" style:text-underline-color="font-color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5in" fo:margin-right="0.5in" style:writing-mode="lr-tb" style:layout-grid-color="#c0c0c0" style:layout-grid-lines="259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7" meta:word-count="480" meta:character-count="3573" meta:non-whitespace-character-count="3102"/>
    <meta:generator>LibreOfficeDev/6.0.5.2$Linux_X86_64 LibreOffice_project/</meta:generator>
  </office:meta>
</office:document-meta>
</file>